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, Arial, Helvetica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paragraph-properties style:line-height-at-least="0.503cm"/>
      <style:text-properties fo:font-variant="normal" fo:text-transform="none" fo:color="#000000" style:font-name="Verdana" fo:font-size="9pt" fo:letter-spacing="normal" fo:font-style="normal" fo:font-weight="normal"/>
    </style:style>
    <style:style style:name="P3" style:family="paragraph" style:parent-style-name="Text_20_body">
      <style:paragraph-properties style:line-height-at-least="0.503cm"/>
      <style:text-properties fo:font-variant="normal" fo:text-transform="none" fo:color="#000000" style:font-name="Verdana" fo:font-size="9pt" fo:letter-spacing="normal" fo:font-style="normal" fo:font-weight="bold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6" style:family="paragraph" style:parent-style-name="Text_20_body">
      <style:paragraph-properties fo:margin-top="0cm" fo:margin-bottom="0cm"/>
      <style:text-properties style:text-underline-style="solid" style:text-underline-width="auto" style:text-underline-color="font-color"/>
    </style:style>
    <style:style style:name="P7" style:family="paragraph" style:parent-style-name="Heading_20_3">
      <style:paragraph-properties fo:margin-left="0cm" fo:margin-right="0cm" style:line-height-at-least="0.688cm" fo:text-indent="0cm" style:auto-text-indent="false" fo:padding="0cm" fo:border="none"/>
      <style:text-properties fo:color="#666666" style:font-name="sans-serif" fo:font-size="12.75pt" fo:font-weight="bold"/>
    </style:style>
    <style:style style:name="P8" style:family="paragraph" style:parent-style-name="Heading_20_3">
      <style:paragraph-properties fo:margin-left="0.265cm" fo:margin-right="0.265cm" style:line-height-at-least="0.688cm" fo:text-indent="0cm" style:auto-text-indent="false" fo:padding="0cm" fo:border="none"/>
      <style:text-properties fo:color="#666666" style:font-name="sans-serif" fo:font-size="12.75pt" fo:font-weight="bold"/>
    </style:style>
    <style:style style:name="P9" style:family="paragraph" style:parent-style-name="Heading_20_2">
      <style:paragraph-properties fo:margin-left="0.265cm" fo:margin-right="0.265cm" style:line-height-at-least="0.767cm" fo:text-indent="0cm" style:auto-text-indent="false" fo:padding="0cm" fo:border="none"/>
      <style:text-properties fo:color="#555555" style:font-name="sans-serif" fo:font-size="14.25pt" fo:font-weight="bold" fo:background-color="#eeeeee"/>
    </style:style>
    <style:style style:name="P10" style:family="paragraph" style:parent-style-name="Heading_20_1">
      <style:text-properties fo:color="#222222" style:font-name="sans-serif" fo:font-weight="bold"/>
    </style:style>
    <style:style style:name="fr1" style:family="graphic" style:parent-style-name="Frame">
      <style:graphic-properties fo:margin-left="0.265cm" fo:margin-right="0.265cm" fo:margin-top="0cm" fo:margin-bottom="0.529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0cm" fo:margin-right="0.265cm" fo:margin-top="0cm" fo:margin-bottom="0.529cm" style:wrap="right" style:number-wrapped-paragraphs="no-limit" style:vertical-pos="top" style:vertical-rel="paragraph-content" style:horizontal-pos="left" style:horizontal-rel="paragraph" fo:padding="0cm" fo:border="none"/>
    </style:style>
    <style:style style:name="fr3" style:family="graphic" style:parent-style-name="Frame">
      <style:graphic-properties fo:margin-left="0.265cm" fo:margin-right="0cm" fo:margin-top="0cm" fo:margin-bottom="0.529cm" style:wrap="right" style:number-wrapped-paragraphs="no-limit" style:vertical-pos="top" style:vertical-rel="paragraph-content" style:horizontal-pos="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bookmark text:name="wb-cont"/>Application Data</text:h>
      <text:section text:style-name="Sect1" text:name="cphMain_fvPreviewComplete_pnlDataPersInfo">
        <text:h text:style-name="P9" text:outline-level="2">Personal Information</text:h>
        <text:p text:style-name="P4"><draw:frame draw:style-name="fr1" draw:name="Frame1" text:anchor-type="paragraph" svg:width="15.346cm" draw:z-index="0"><draw:text-box fo:min-height="0.041cm"><text:h text:style-name="P7" text:outline-level="3">Name and Birth</text:h><text:p text:style-name="P4"><draw:frame draw:style-name="fr2" draw:name="Frame2" text:anchor-type="paragraph" svg:width="7.408cm" draw:z-index="1"><draw:text-box fo:min-height="0.041cm"><text:p text:style-name="P1"><text:bookmark text:name="cphMain_fvPreviewComplete_lblSurname"/>Surname</text:p></draw:text-box></draw:frame><draw:frame draw:style-name="fr3" draw:name="Frame3" text:anchor-type="paragraph" svg:width="7.408cm" draw:z-index="2"><draw:text-box fo:min-height="0.041cm"><text:p text:style-name="Text_20_body"><text:bookmark text:name="cphMain_fvPreviewComplete_lblSurnameVal"/>Maher</text:p></draw:text-box></draw:frame><draw:frame draw:style-name="fr2" draw:name="Frame4" text:anchor-type="paragraph" svg:width="7.408cm" draw:z-index="3"><draw:text-box fo:min-height="0.041cm"><text:p text:style-name="P1"><text:bookmark text:name="cphMain_fvPreviewComplete_lblGivenNames"/>Given names</text:p></draw:text-box></draw:frame><draw:frame draw:style-name="fr3" draw:name="Frame5" text:anchor-type="paragraph" svg:width="7.408cm" draw:z-index="4"><draw:text-box fo:min-height="0.041cm"><text:p text:style-name="Text_20_body"><text:bookmark text:name="cphMain_fvPreviewComplete_lblGivenNamesVal"/>William Aidan Richard</text:p></draw:text-box></draw:frame><draw:frame draw:style-name="fr2" draw:name="Frame6" text:anchor-type="paragraph" svg:width="7.408cm" draw:z-index="5"><draw:text-box fo:min-height="0.041cm"><text:p text:style-name="P1"><text:bookmark text:name="cphMain_fvPreviewComplete_lblFirstName"/>First name</text:p></draw:text-box></draw:frame><draw:frame draw:style-name="fr3" draw:name="Frame7" text:anchor-type="paragraph" svg:width="7.408cm" draw:z-index="6"><draw:text-box fo:min-height="0.041cm"><text:p text:style-name="Text_20_body"><text:bookmark text:name="cphMain_fvPreviewComplete_lblFirstNameVal"/>William</text:p></draw:text-box></draw:frame><draw:frame draw:style-name="fr2" draw:name="Frame8" text:anchor-type="paragraph" svg:width="7.408cm" draw:z-index="7"><draw:text-box fo:min-height="0.041cm"><text:p text:style-name="P1"><text:bookmark text:name="cphMain_fvPreviewComplete_lblPreferredName"/>Preferred name</text:p></draw:text-box></draw:frame><draw:frame draw:style-name="fr3" draw:name="Frame9" text:anchor-type="paragraph" svg:width="7.408cm" draw:z-index="8"><draw:text-box fo:min-height="0.041cm"><text:p text:style-name="Text_20_body"><text:bookmark text:name="cphMain_fvPreviewComplete_lblPreferredNameVal"/>Aidan</text:p></draw:text-box></draw:frame><draw:frame draw:style-name="fr2" draw:name="Frame10" text:anchor-type="paragraph" svg:width="7.408cm" draw:z-index="9"><draw:text-box fo:min-height="0.041cm"><text:p text:style-name="P1"><text:bookmark text:name="cphMain_fvPreviewComplete_lblBirthDate"/>Date of Birth</text:p></draw:text-box></draw:frame><draw:frame draw:style-name="fr3" draw:name="Frame11" text:anchor-type="paragraph" svg:width="7.408cm" draw:z-index="10"><draw:text-box fo:min-height="0.041cm"><text:p text:style-name="Text_20_body"><text:bookmark text:name="cphMain_fvPreviewComplete_lblBirthDateVal"/>1994/05/22</text:p></draw:text-box></draw:frame><draw:frame draw:style-name="fr2" draw:name="Frame12" text:anchor-type="paragraph" svg:width="7.408cm" draw:z-index="11"><draw:text-box fo:min-height="0.041cm"><text:p text:style-name="P1"><text:bookmark text:name="cphMain_fvPreviewComplete_lblBirthCity"/>Birth city</text:p></draw:text-box></draw:frame><draw:frame draw:style-name="fr3" draw:name="Frame13" text:anchor-type="paragraph" svg:width="7.408cm" draw:z-index="12"><draw:text-box fo:min-height="0.041cm"><text:p text:style-name="Text_20_body"><text:bookmark text:name="cphMain_fvPreviewComplete_lblBirthCityVal"/>Guelph</text:p></draw:text-box></draw:frame><draw:frame draw:style-name="fr2" draw:name="Frame14" text:anchor-type="paragraph" svg:width="7.408cm" draw:z-index="13"><draw:text-box fo:min-height="0.041cm"><text:p text:style-name="P1"><text:bookmark text:name="cphMain_fvPreviewComplete_lblBirthState"/>Birth province</text:p></draw:text-box></draw:frame><draw:frame draw:style-name="fr3" draw:name="Frame15" text:anchor-type="paragraph" svg:width="7.408cm" draw:z-index="14"><draw:text-box fo:min-height="0.041cm"><text:p text:style-name="Text_20_body"><text:bookmark text:name="cphMain_fvPreviewComplete_lblBirthStateVal"/>Ontario</text:p></draw:text-box></draw:frame><draw:frame draw:style-name="fr2" draw:name="Frame16" text:anchor-type="paragraph" svg:width="7.408cm" draw:z-index="15"><draw:text-box fo:min-height="0.041cm"><text:p text:style-name="P1"><text:bookmark text:name="cphMain_fvPreviewComplete_lblBirthCountry"/>Birth country</text:p></draw:text-box></draw:frame><draw:frame draw:style-name="fr3" draw:name="Frame17" text:anchor-type="paragraph" svg:width="7.408cm" draw:z-index="16"><draw:text-box fo:min-height="0.041cm"><text:p text:style-name="Text_20_body"><text:bookmark text:name="cphMain_fvPreviewComplete_lblBirthCountryVal"/>Canada</text:p></draw:text-box></draw:frame></text:p></draw:text-box></draw:frame><draw:frame draw:style-name="fr1" draw:name="Frame18" text:anchor-type="paragraph" svg:width="15.346cm" draw:z-index="17"><draw:text-box fo:min-height="0.041cm"><text:h text:style-name="P7" text:outline-level="3">Telephone and E-mail</text:h><text:p text:style-name="P4"><draw:frame draw:style-name="fr2" draw:name="Frame19" text:anchor-type="paragraph" svg:width="7.408cm" draw:z-index="18"><draw:text-box fo:min-height="0.041cm"><text:p text:style-name="P1"><text:bookmark text:name="cphMain_fvPreviewComplete_lblTelHome"/>Home Telephone</text:p></draw:text-box></draw:frame><draw:frame draw:style-name="fr3" draw:name="Frame20" text:anchor-type="paragraph" svg:width="7.408cm" draw:z-index="19"><draw:text-box fo:min-height="0.041cm"><text:p text:style-name="Text_20_body"><text:bookmark text:name="cphMain_fvPreviewComplete_lblTelHomeVal"/>2262033619</text:p></draw:text-box></draw:frame><draw:frame draw:style-name="fr2" draw:name="Frame21" text:anchor-type="paragraph" svg:width="7.408cm" draw:z-index="20"><draw:text-box fo:min-height="0.041cm"><text:p text:style-name="P1"><text:bookmark text:name="cphMain_fvPreviewComplete_lblTelWork"/>Work Telephone</text:p></draw:text-box></draw:frame><draw:frame draw:style-name="fr3" draw:name="Frame22" text:anchor-type="paragraph" svg:width="7.408cm" draw:z-index="21"><draw:text-box fo:min-height="0.041cm"><text:p text:style-name="Text_20_body"><text:bookmark text:name="cphMain_fvPreviewComplete_lblTelWorkVal"/></text:p></draw:text-box></draw:frame><draw:frame draw:style-name="fr2" draw:name="Frame23" text:anchor-type="paragraph" svg:width="7.408cm" draw:z-index="22"><draw:text-box fo:min-height="0.041cm"><text:p text:style-name="P1"><text:bookmark text:name="cphMain_fvPreviewComplete_lblTelCell"/>Cell Telephone</text:p></draw:text-box></draw:frame><draw:frame draw:style-name="fr3" draw:name="Frame24" text:anchor-type="paragraph" svg:width="7.408cm" draw:z-index="23"><draw:text-box fo:min-height="0.041cm"><text:p text:style-name="Text_20_body"><text:bookmark text:name="cphMain_fvPreviewComplete_lblTelCellVal"/>2262033619</text:p></draw:text-box></draw:frame><draw:frame draw:style-name="fr2" draw:name="Frame25" text:anchor-type="paragraph" svg:width="7.408cm" draw:z-index="24"><draw:text-box fo:min-height="0.041cm"><text:p text:style-name="P1"><text:bookmark text:name="cphMain_fvPreviewComplete_lblCallAtWork"/>Call at work</text:p></draw:text-box></draw:frame><draw:frame draw:style-name="fr3" draw:name="Frame26" text:anchor-type="paragraph" svg:width="7.408cm" draw:z-index="25"><draw:text-box fo:min-height="0.041cm"><text:p text:style-name="Text_20_body"><text:bookmark text:name="cphMain_fvPreviewComplete_lblCallAtWorkVal"/>No</text:p></draw:text-box></draw:frame><draw:frame draw:style-name="fr2" draw:name="Frame27" text:anchor-type="paragraph" svg:width="7.408cm" draw:z-index="26"><draw:text-box fo:min-height="0.041cm"><text:p text:style-name="P1"><text:bookmark text:name="cphMain_fvPreviewComplete_lblEmail"/>E-mail Address</text:p></draw:text-box></draw:frame><draw:frame draw:style-name="fr3" draw:name="Frame28" text:anchor-type="paragraph" svg:width="7.408cm" draw:z-index="27"><draw:text-box fo:min-height="0.041cm"><text:p text:style-name="Text_20_body"><text:bookmark text:name="cphMain_fvPreviewComplete_lblEmailVal"/>maher.aidan1@gmail.com</text:p></draw:text-box></draw:frame></text:p></draw:text-box></draw:frame><draw:frame draw:style-name="fr1" draw:name="Frame29" text:anchor-type="paragraph" svg:width="15.346cm" draw:z-index="28"><draw:text-box fo:min-height="0.041cm"><text:h text:style-name="P7" text:outline-level="3">Mailing Address</text:h><text:p text:style-name="P4"><draw:frame draw:style-name="fr2" draw:name="Frame30" text:anchor-type="paragraph" svg:width="7.408cm" draw:z-index="29"><draw:text-box fo:min-height="0.041cm"><text:p text:style-name="P1"><text:bookmark text:name="cphMain_fvPreviewComplete_lblMailAddress"/>Address</text:p></draw:text-box></draw:frame><draw:frame draw:style-name="fr3" draw:name="Frame31" text:anchor-type="paragraph" svg:width="7.408cm" draw:z-index="30"><draw:text-box fo:min-height="0.041cm"><text:p text:style-name="Text_20_body"><text:bookmark text:name="cphMain_fvPreviewComplete_lblMailAddressVal1"/>28 Ridgeway Ave</text:p></draw:text-box></draw:frame><draw:frame draw:style-name="fr2" draw:name="Frame32" text:anchor-type="paragraph" svg:width="7.408cm" draw:z-index="31"><draw:text-box fo:min-height="0.041cm"><text:p text:style-name="Text_20_body"> </text:p></draw:text-box></draw:frame><draw:frame draw:style-name="fr3" draw:name="Frame33" text:anchor-type="paragraph" svg:width="7.408cm" draw:z-index="32"><draw:text-box fo:min-height="0.041cm"><text:p text:style-name="Text_20_body"><text:bookmark text:name="cphMain_fvPreviewComplete_lblMailAddressVal2"/></text:p></draw:text-box></draw:frame><draw:frame draw:style-name="fr2" draw:name="Frame34" text:anchor-type="paragraph" svg:width="7.408cm" draw:z-index="33"><draw:text-box fo:min-height="0.041cm"><text:p text:style-name="Text_20_body"> </text:p></draw:text-box></draw:frame><draw:frame draw:style-name="fr3" draw:name="Frame35" text:anchor-type="paragraph" svg:width="7.408cm" draw:z-index="34"><draw:text-box fo:min-height="0.041cm"><text:p text:style-name="Text_20_body"><text:bookmark text:name="cphMain_fvPreviewComplete_lblMailAddressVal3"/></text:p></draw:text-box></draw:frame><draw:frame draw:style-name="fr2" draw:name="Frame36" text:anchor-type="paragraph" svg:width="7.408cm" draw:z-index="35"><draw:text-box fo:min-height="0.041cm"><text:p text:style-name="Text_20_body"> </text:p></draw:text-box></draw:frame><draw:frame draw:style-name="fr3" draw:name="Frame37" text:anchor-type="paragraph" svg:width="7.408cm" draw:z-index="36"><draw:text-box fo:min-height="0.041cm"><text:p text:style-name="Text_20_body"><text:bookmark text:name="cphMain_fvPreviewComplete_lblMailAddressVal4"/></text:p></draw:text-box></draw:frame><draw:frame draw:style-name="fr2" draw:name="Frame38" text:anchor-type="paragraph" svg:width="7.408cm" draw:z-index="37"><draw:text-box fo:min-height="0.041cm"><text:p text:style-name="P1"><text:bookmark text:name="cphMain_fvPreviewComplete_lblMailCity"/>City</text:p></draw:text-box></draw:frame><draw:frame draw:style-name="fr3" draw:name="Frame39" text:anchor-type="paragraph" svg:width="7.408cm" draw:z-index="38"><draw:text-box fo:min-height="0.041cm"><text:p text:style-name="Text_20_body"><text:bookmark text:name="cphMain_fvPreviewComplete_lblMailCityVal"/>Guelph</text:p></draw:text-box></draw:frame><draw:frame draw:style-name="fr2" draw:name="Frame40" text:anchor-type="paragraph" svg:width="7.408cm" draw:z-index="39"><draw:text-box fo:min-height="0.041cm"><text:p text:style-name="P1"><text:bookmark text:name="cphMain_fvPreviewComplete_lblMailCountry"/>Country</text:p></draw:text-box></draw:frame><draw:frame draw:style-name="fr3" draw:name="Frame41" text:anchor-type="paragraph" svg:width="7.408cm" draw:z-index="40"><draw:text-box fo:min-height="0.041cm"><text:p text:style-name="Text_20_body"><text:bookmark text:name="cphMain_fvPreviewComplete_lblMailCountryVal"/>Canada</text:p></draw:text-box></draw:frame><draw:frame draw:style-name="fr2" draw:name="Frame42" text:anchor-type="paragraph" svg:width="7.408cm" draw:z-index="41"><draw:text-box fo:min-height="0.041cm"><text:p text:style-name="P1"><text:bookmark text:name="cphMain_fvPreviewComplete_lblMailState"/>Province/State</text:p></draw:text-box></draw:frame><draw:frame draw:style-name="fr3" draw:name="Frame43" text:anchor-type="paragraph" svg:width="7.408cm" draw:z-index="42"><draw:text-box fo:min-height="0.041cm"><text:p text:style-name="Text_20_body"><text:bookmark text:name="cphMain_fvPreviewComplete_lblMailStateVal"/>Ontario</text:p></draw:text-box></draw:frame><draw:frame draw:style-name="fr2" draw:name="Frame44" text:anchor-type="paragraph" svg:width="7.408cm" draw:z-index="43"><draw:text-box fo:min-height="0.041cm"><text:p text:style-name="P1"><text:bookmark text:name="cphMain_fvPreviewComplete_lblMailPostalCode"/>Postal/Zip Code</text:p></draw:text-box></draw:frame><draw:frame draw:style-name="fr3" draw:name="Frame45" text:anchor-type="paragraph" svg:width="7.408cm" draw:z-index="44"><draw:text-box fo:min-height="0.041cm"><text:p text:style-name="Text_20_body"><text:bookmark text:name="cphMain_fvPreviewComplete_lblMailPostalCodeVal"/>N1L 1G9</text:p></draw:text-box></draw:frame></text:p></draw:text-box></draw:frame><draw:frame draw:style-name="fr1" draw:name="Frame46" text:anchor-type="paragraph" svg:width="15.346cm" draw:z-index="45"><draw:text-box fo:min-height="0.041cm"><text:h text:style-name="P7" text:outline-level="3">Home Address</text:h><text:p text:style-name="P4"><draw:frame draw:style-name="fr2" draw:name="Frame47" text:anchor-type="paragraph" svg:width="7.408cm" draw:z-index="46"><draw:text-box fo:min-height="0.041cm"><text:p text:style-name="P1"><text:bookmark text:name="cphMain_fvPreviewComplete_lblHomeAddress"/>Address</text:p></draw:text-box></draw:frame><draw:frame draw:style-name="fr3" draw:name="Frame48" text:anchor-type="paragraph" svg:width="7.408cm" draw:z-index="47"><draw:text-box fo:min-height="0.041cm"><text:p text:style-name="Text_20_body"><text:bookmark text:name="cphMain_fvPreviewComplete_lblHomeAddressVal1"/>164 Paisley</text:p></draw:text-box></draw:frame><draw:frame draw:style-name="fr2" draw:name="Frame49" text:anchor-type="paragraph" svg:width="7.408cm" draw:z-index="48"><draw:text-box fo:min-height="0.041cm"><text:p text:style-name="Text_20_body"> </text:p></draw:text-box></draw:frame><draw:frame draw:style-name="fr3" draw:name="Frame50" text:anchor-type="paragraph" svg:width="7.408cm" draw:z-index="49"><draw:text-box fo:min-height="0.041cm"><text:p text:style-name="Text_20_body"><text:bookmark text:name="cphMain_fvPreviewComplete_lblHomeAddressVal2"/></text:p></draw:text-box></draw:frame><draw:frame draw:style-name="fr2" draw:name="Frame51" text:anchor-type="paragraph" svg:width="7.408cm" draw:z-index="50"><draw:text-box fo:min-height="0.041cm"><text:p text:style-name="Text_20_body"> </text:p></draw:text-box></draw:frame><draw:frame draw:style-name="fr3" draw:name="Frame52" text:anchor-type="paragraph" svg:width="7.408cm" draw:z-index="51"><draw:text-box fo:min-height="0.041cm"><text:p text:style-name="Text_20_body"><text:bookmark text:name="cphMain_fvPreviewComplete_lblHomeAddressVal3"/></text:p></draw:text-box></draw:frame><draw:frame draw:style-name="fr2" draw:name="Frame53" text:anchor-type="paragraph" svg:width="7.408cm" draw:z-index="52"><draw:text-box fo:min-height="0.041cm"><text:p text:style-name="Text_20_body"> </text:p></draw:text-box></draw:frame><draw:frame draw:style-name="fr3" draw:name="Frame54" text:anchor-type="paragraph" svg:width="7.408cm" draw:z-index="53"><draw:text-box fo:min-height="0.041cm"><text:p text:style-name="Text_20_body"><text:bookmark text:name="cphMain_fvPreviewComplete_lblHomeAddressVal4"/></text:p></draw:text-box></draw:frame><draw:frame draw:style-name="fr2" draw:name="Frame55" text:anchor-type="paragraph" svg:width="7.408cm" draw:z-index="54"><draw:text-box fo:min-height="0.041cm"><text:p text:style-name="P1"><text:bookmark text:name="cphMain_fvPreviewComplete_lblHomeCity"/>City</text:p></draw:text-box></draw:frame><draw:frame draw:style-name="fr3" draw:name="Frame56" text:anchor-type="paragraph" svg:width="7.408cm" draw:z-index="55"><draw:text-box fo:min-height="0.041cm"><text:p text:style-name="Text_20_body"><text:bookmark text:name="cphMain_fvPreviewComplete_lblHomeCityVal"/>Guelph</text:p></draw:text-box></draw:frame><draw:frame draw:style-name="fr2" draw:name="Frame57" text:anchor-type="paragraph" svg:width="7.408cm" draw:z-index="56"><draw:text-box fo:min-height="0.041cm"><text:p text:style-name="P1"><text:bookmark text:name="cphMain_fvPreviewComplete_lblHomeCountry"/>Country</text:p></draw:text-box></draw:frame><draw:frame draw:style-name="fr3" draw:name="Frame58" text:anchor-type="paragraph" svg:width="7.408cm" draw:z-index="57"><draw:text-box fo:min-height="0.041cm"><text:p text:style-name="Text_20_body"><text:bookmark text:name="cphMain_fvPreviewComplete_lblHomeCountryVal"/>Canada</text:p></draw:text-box></draw:frame><draw:frame draw:style-name="fr2" draw:name="Frame59" text:anchor-type="paragraph" svg:width="7.408cm" draw:z-index="58"><draw:text-box fo:min-height="0.041cm"><text:p text:style-name="P1"><text:bookmark text:name="cphMain_fvPreviewComplete_lblHomeState"/>Province/State</text:p></draw:text-box></draw:frame><draw:frame draw:style-name="fr3" draw:name="Frame60" text:anchor-type="paragraph" svg:width="7.408cm" draw:z-index="59"><draw:text-box fo:min-height="0.041cm"><text:p text:style-name="Text_20_body"><text:bookmark text:name="cphMain_fvPreviewComplete_lblHomeStateVal"/>Ontario</text:p></draw:text-box></draw:frame><draw:frame draw:style-name="fr2" draw:name="Frame61" text:anchor-type="paragraph" svg:width="7.408cm" draw:z-index="60"><draw:text-box fo:min-height="0.041cm"><text:p text:style-name="P1"><text:bookmark text:name="cphMain_fvPreviewComplete_lblHomePostalCode"/>Postal/Zip Code</text:p></draw:text-box></draw:frame><draw:frame draw:style-name="fr3" draw:name="Frame62" text:anchor-type="paragraph" svg:width="7.408cm" draw:z-index="61"><draw:text-box fo:min-height="0.041cm"><text:p text:style-name="Text_20_body"><text:bookmark text:name="cphMain_fvPreviewComplete_lblHomePostalCodeVal"/>N1H 2P2</text:p></draw:text-box></draw:frame></text:p></draw:text-box></draw:frame><draw:frame draw:style-name="fr1" draw:name="Frame63" text:anchor-type="paragraph" svg:width="15.346cm" draw:z-index="62"><draw:text-box fo:min-height="0.041cm"><text:h text:style-name="P7" text:outline-level="3">Official Language</text:h><text:p text:style-name="P4"><draw:frame draw:style-name="fr2" draw:name="Frame64" text:anchor-type="paragraph" svg:width="7.408cm" draw:z-index="63"><draw:text-box fo:min-height="0.041cm"><text:p text:style-name="P1"><text:bookmark text:name="cphMain_fvPreviewComplete_lblLangFirst"/>Official language</text:p></draw:text-box></draw:frame><draw:frame draw:style-name="fr3" draw:name="Frame65" text:anchor-type="paragraph" svg:width="7.408cm" draw:z-index="64"><draw:text-box fo:min-height="0.041cm"><text:p text:style-name="Text_20_body"><text:bookmark text:name="cphMain_fvPreviewComplete_lblLangFirstVal"/>English</text:p></draw:text-box></draw:frame><draw:frame draw:style-name="fr2" draw:name="Frame66" text:anchor-type="paragraph" svg:width="7.408cm" draw:z-index="65"><draw:text-box fo:min-height="0.041cm"><text:p text:style-name="P1"><text:bookmark text:name="cphMain_fvPreviewComplete_lblLangCorres"/>Correspondance language</text:p></draw:text-box></draw:frame><draw:frame draw:style-name="fr3" draw:name="Frame67" text:anchor-type="paragraph" svg:width="7.408cm" draw:z-index="66"><draw:text-box fo:min-height="0.041cm"><text:p text:style-name="Text_20_body"><text:bookmark text:name="cphMain_fvPreviewComplete_lblLangCorresVal"/>English</text:p></draw:text-box></draw:frame><draw:frame draw:style-name="fr2" draw:name="Frame68" text:anchor-type="paragraph" svg:width="7.408cm" draw:z-index="67"><draw:text-box fo:min-height="0.041cm"><text:p text:style-name="P1"><text:bookmark text:name="cphMain_fvPreviewComplete_lblLangInterv"/>Interview language</text:p></draw:text-box></draw:frame><draw:frame draw:style-name="fr3" draw:name="Frame69" text:anchor-type="paragraph" svg:width="7.408cm" draw:z-index="68"><draw:text-box fo:min-height="0.041cm"><text:p text:style-name="Text_20_body"><text:bookmark text:name="cphMain_fvPreviewComplete_lblLangIntervVal"/>English</text:p></draw:text-box></draw:frame><draw:frame draw:style-name="fr2" draw:name="Frame70" text:anchor-type="paragraph" svg:width="7.408cm" draw:z-index="69"><draw:text-box fo:min-height="0.041cm"><text:p text:style-name="P1"><text:bookmark text:name="cphMain_fvPreviewComplete_lblLangExam"/>Written exams language</text:p></draw:text-box></draw:frame><draw:frame draw:style-name="fr3" draw:name="Frame71" text:anchor-type="paragraph" svg:width="7.408cm" draw:z-index="70"><draw:text-box fo:min-height="0.041cm"><text:p text:style-name="Text_20_body"><text:bookmark text:name="cphMain_fvPreviewComplete_lblLangExamVal"/>English</text:p></draw:text-box></draw:frame></text:p></draw:text-box></draw:frame><draw:frame draw:style-name="fr1" draw:name="Frame72" text:anchor-type="paragraph" svg:width="15.346cm" draw:z-index="71"><draw:text-box fo:min-height="0.041cm"><text:h text:style-name="P7" text:outline-level="3">Citizenship</text:h><text:p text:style-name="P4"><draw:frame draw:style-name="fr2" draw:name="Frame73" text:anchor-type="paragraph" svg:width="7.408cm" draw:z-index="72"><draw:text-box fo:min-height="0.041cm"><text:p text:style-name="P1"><text:bookmark text:name="cphMain_fvPreviewComplete_lblCitizenshipStatus"/>Status</text:p></draw:text-box></draw:frame><draw:frame draw:style-name="fr3" draw:name="Frame74" text:anchor-type="paragraph" svg:width="7.408cm" draw:z-index="73"><draw:text-box fo:min-height="0.041cm"><text:p text:style-name="Text_20_body"><text:bookmark text:name="cphMain_fvPreviewComplete_lblCitizenshipStatusVal"/>Canadian</text:p></draw:text-box></draw:frame><draw:frame draw:style-name="fr2" draw:name="Frame75" text:anchor-type="paragraph" svg:width="7.408cm" draw:z-index="74"><draw:text-box fo:min-height="0.041cm"><text:p text:style-name="P1"><text:bookmark text:name="cphMain_fvPreviewComplete_lblResidentStatus"/>Resided for 10 years</text:p></draw:text-box></draw:frame><draw:frame draw:style-name="fr3" draw:name="Frame76" text:anchor-type="paragraph" svg:width="7.408cm" draw:z-index="75"><draw:text-box fo:min-height="0.041cm"><text:p text:style-name="Text_20_body"><text:bookmark text:name="cphMain_fvPreviewComplete_lblResidentStatusVal"/>Yes</text:p></draw:text-box></draw:frame></text:p></draw:text-box></draw:frame></text:p>
      </text:section>
      <text:section text:style-name="Sect1" text:name="cphMain_fvPreviewComplete_pnlDataEmploymentInterest">
        <text:h text:style-name="P9" text:outline-level="2">Employment Interest</text:h>
        <text:h text:style-name="P8" text:outline-level="3"><draw:frame draw:style-name="fr1" draw:name="Frame77" text:anchor-type="paragraph" svg:width="31.221cm" draw:z-index="76"><draw:text-box fo:min-height="0.041cm"><text:p text:style-name="P4"><draw:frame draw:style-name="fr2" draw:name="Frame78" text:anchor-type="paragraph" svg:width="11.377cm" draw:z-index="77"><draw:text-box fo:min-height="0.041cm"><text:p text:style-name="P1"><text:bookmark text:name="cphMain_fvPreviewComplete_lblInterestComp"/>Canadian Armed Forces Component of Interest</text:p></draw:text-box></draw:frame><draw:frame draw:style-name="fr3" draw:name="Frame79" text:anchor-type="paragraph" svg:width="19.315cm" draw:z-index="78"><draw:text-box fo:min-height="0.041cm"><text:p text:style-name="Text_20_body"><text:bookmark text:name="cphMain_fvPreviewComplete_lblCompntVal"/>Primary Reserve</text:p></draw:text-box></draw:frame><draw:frame draw:style-name="fr2" draw:name="Frame80" text:anchor-type="paragraph" svg:width="11.377cm" draw:z-index="79"><draw:text-box fo:min-height="0.041cm"><text:p text:style-name="P1"><text:bookmark text:name="cphMain_fvPreviewComplete_lblMilitaryEnv"/>Occupational Environment of Interest</text:p></draw:text-box></draw:frame><draw:frame draw:style-name="fr3" draw:name="Frame81" text:anchor-type="paragraph" svg:width="19.315cm" draw:z-index="80"><draw:text-box fo:min-height="0.041cm"><text:p text:style-name="Text_20_body"><text:bookmark text:name="cphMain_fvPreviewComplete_lblEnvVal"/>Canadian Army</text:p></draw:text-box></draw:frame><draw:frame draw:style-name="fr2" draw:name="Frame82" text:anchor-type="paragraph" svg:width="11.377cm" draw:z-index="81"><draw:text-box fo:min-height="0.041cm"><text:p text:style-name="P1"><text:bookmark text:name="cphMain_fvPreviewComplete_lblInterestEntryProg"/>Entry Program or Employment Interest</text:p></draw:text-box></draw:frame><draw:frame draw:style-name="fr3" draw:name="Frame83" text:anchor-type="paragraph" svg:width="19.315cm" draw:z-index="82"><draw:text-box fo:min-height="0.041cm"><text:p text:style-name="Text_20_body"><text:bookmark text:name="cphMain_fvPreviewComplete_lblCommissionVal"/>Non-Commissioned Member</text:p></draw:text-box></draw:frame><draw:frame draw:style-name="fr2" draw:name="Frame84" text:anchor-type="paragraph" svg:width="11.377cm" draw:z-index="83"><draw:text-box fo:min-height="0.041cm"><text:p text:style-name="P1"><text:bookmark text:name="cphMain_fvPreviewComplete_lblEntryPlan"/>Entry Plan</text:p></draw:text-box></draw:frame><draw:frame draw:style-name="fr3" draw:name="Frame85" text:anchor-type="paragraph" svg:width="19.315cm" draw:z-index="84"><draw:text-box fo:min-height="0.041cm"><text:p text:style-name="Text_20_body"><text:bookmark text:name="cphMain_fvPreviewComplete_lblEntryPlanVal"/>Skilled</text:p></draw:text-box></draw:frame></text:p></draw:text-box></draw:frame>Military Occupations</text:h>
        <text:h text:style-name="P8" text:outline-level="3"><draw:frame draw:style-name="fr1" draw:name="Frame86" text:anchor-type="paragraph" svg:width="31.221cm" draw:z-index="85"><draw:text-box fo:min-height="0.041cm"><text:p text:style-name="P4"><draw:frame draw:style-name="fr2" draw:name="Frame87" text:anchor-type="paragraph" svg:width="3.44cm" draw:z-index="86"><draw:text-box fo:min-height="0.041cm"><text:p text:style-name="P1"><text:bookmark text:name="cphMain_fvPreviewComplete_lblMilitaryOcc1"/>Choice 1-</text:p></draw:text-box></draw:frame><draw:frame draw:style-name="fr3" draw:name="Frame88" text:anchor-type="paragraph" svg:width="27.252cm" draw:z-index="87"><draw:text-box fo:min-height="0.041cm"><text:p text:style-name="Text_20_body"><text:bookmark text:name="cphMain_fvPreviewComplete_lblMilitaryOcc1Val"/>Musician</text:p></draw:text-box></draw:frame><draw:frame draw:style-name="fr2" draw:name="Frame89" text:anchor-type="paragraph" svg:width="3.44cm" draw:z-index="88"><draw:text-box fo:min-height="0.041cm"><text:p text:style-name="P1"><text:bookmark text:name="cphMain_fvPreviewComplete_lblMilitaryOcc2"/>Choice 2-</text:p></draw:text-box></draw:frame><draw:frame draw:style-name="fr3" draw:name="Frame90" text:anchor-type="paragraph" svg:width="27.252cm" draw:z-index="89"><draw:text-box fo:min-height="0.041cm"><text:p text:style-name="Text_20_body"><text:bookmark text:name="cphMain_fvPreviewComplete_lblMilitaryOcc2Val"/></text:p></draw:text-box></draw:frame><draw:frame draw:style-name="fr2" draw:name="Frame91" text:anchor-type="paragraph" svg:width="3.44cm" draw:z-index="90"><draw:text-box fo:min-height="0.041cm"><text:p text:style-name="P1"><text:bookmark text:name="cphMain_fvPreviewComplete_lblMilitaryOcc3"/>Choice 3-</text:p></draw:text-box></draw:frame><draw:frame draw:style-name="fr3" draw:name="Frame92" text:anchor-type="paragraph" svg:width="27.252cm" draw:z-index="91"><draw:text-box fo:min-height="0.041cm"><text:p text:style-name="Text_20_body"><text:bookmark text:name="cphMain_fvPreviewComplete_lblMilitaryOcc3Val"/></text:p></draw:text-box></draw:frame></text:p></draw:text-box></draw:frame>Miscellaneous</text:h>
        <text:p text:style-name="Text_20_body"><draw:frame draw:style-name="fr1" draw:name="Frame93" text:anchor-type="paragraph" svg:width="31.221cm" draw:z-index="92"><draw:text-box fo:min-height="0.041cm"><text:p text:style-name="P4"><draw:frame draw:style-name="fr2" draw:name="Frame94" text:anchor-type="paragraph" svg:width="7.408cm" draw:z-index="93"><draw:text-box fo:min-height="0.041cm"><text:p text:style-name="P1"><text:bookmark text:name="cphMain_fvPreviewComplete_lblPrevApp"/>Outstanding application</text:p></draw:text-box></draw:frame><draw:frame draw:style-name="fr3" draw:name="Frame95" text:anchor-type="paragraph" svg:width="23.283cm" draw:z-index="94"><draw:text-box fo:min-height="0.041cm"><text:p text:style-name="Text_20_body"><text:bookmark text:name="cphMain_fvPreviewComplete_lblOutstandingAppVal"/>No</text:p></draw:text-box></draw:frame><draw:frame draw:style-name="fr2" draw:name="Frame96" text:anchor-type="paragraph" svg:width="7.408cm" draw:z-index="95"><draw:text-box fo:min-height="0.041cm"><text:p text:style-name="P1"><text:bookmark text:name="cphMain_fvPreviewComplete_lblPrevAppDate"/>Date</text:p></draw:text-box></draw:frame><draw:frame draw:style-name="fr3" draw:name="Frame97" text:anchor-type="paragraph" svg:width="23.283cm" draw:z-index="96"><draw:text-box fo:min-height="0.041cm"><text:p text:style-name="Text_20_body"><text:bookmark text:name="cphMain_fvPreviewComplete_lblPrevAppDateVal"/></text:p></draw:text-box></draw:frame><draw:frame draw:style-name="fr2" draw:name="Frame98" text:anchor-type="paragraph" svg:width="7.408cm" draw:z-index="97"><draw:text-box fo:min-height="0.041cm"><text:p text:style-name="P1"><text:bookmark text:name="cphMain_fvPreviewComplete_lblLocation"/>Location</text:p></draw:text-box></draw:frame><draw:frame draw:style-name="fr3" draw:name="Frame99" text:anchor-type="paragraph" svg:width="23.283cm" draw:z-index="98"><draw:text-box fo:min-height="0.041cm"><text:p text:style-name="Text_20_body"><text:bookmark text:name="cphMain_fvPreviewComplete_lblLocationVal"/></text:p></draw:text-box></draw:frame></text:p></draw:text-box></draw:frame></text:p>
      </text:section>
      <text:section text:style-name="Sect1" text:name="cphMain_fvPreviewComplete_pnlRecruitingCentre">
        <text:h text:style-name="P9" text:outline-level="2">Canadian Forces Recruiting Center (CFRC)</text:h>
        <text:p text:style-name="Text_20_body"><draw:frame draw:style-name="fr1" draw:name="Frame100" text:anchor-type="paragraph" svg:width="31.221cm" draw:z-index="99"><draw:text-box fo:min-height="0.041cm"><text:p text:style-name="Text_20_body"><draw:frame draw:style-name="fr2" draw:name="Frame101" text:anchor-type="paragraph" svg:width="7.408cm" draw:z-index="100"><draw:text-box fo:min-height="0.041cm"><text:p text:style-name="P1"><text:bookmark text:name="cphMain_fvPreviewComplete_lblPreferredCFRC"/>Preferred CFRC</text:p></draw:text-box></draw:frame><draw:frame draw:style-name="fr3" draw:name="Frame102" text:anchor-type="paragraph" svg:width="23.283cm" draw:z-index="101"><draw:text-box fo:min-height="0.041cm"><text:p text:style-name="Text_20_body"><text:bookmark text:name="cphMain_fvPreviewComplete_lblPreferredCFRCVal"/>Toronto (Detachment achement Hamilton)</text:p></draw:text-box></draw:frame></text:p></draw:text-box></draw:frame></text:p>
      </text:section>
      <text:section text:style-name="Sect1" text:name="cphMain_fvPreviewComplete_pnlDataMilitaryExperience">
        <text:h text:style-name="P9" text:outline-level="2">Military Experience</text:h>
        <text:p text:style-name="Text_20_body"><draw:frame draw:style-name="fr1" draw:name="Frame103" text:anchor-type="paragraph" svg:width="31.221cm" draw:z-index="102"><draw:text-box fo:min-height="0.041cm"><text:p text:style-name="P4"><draw:frame draw:style-name="fr2" draw:name="Frame104" text:anchor-type="paragraph" svg:width="7.408cm" draw:z-index="103"><draw:text-box fo:min-height="0.041cm"><text:p text:style-name="P1"><text:bookmark text:name="cphMain_fvPreviewComplete_lblPrevMilExp"/>Previous Military Experience</text:p></draw:text-box></draw:frame><draw:frame draw:style-name="fr3" draw:name="Frame105" text:anchor-type="paragraph" svg:width="23.283cm" draw:z-index="104"><draw:text-box fo:min-height="0.041cm"><text:p text:style-name="Text_20_body"><text:bookmark text:name="cphMain_fvPreviewComplete_lblPrevMilExpVal"/></text:p></draw:text-box></draw:frame><draw:frame draw:style-name="fr2" draw:name="Frame106" text:anchor-type="paragraph" svg:width="7.408cm" draw:z-index="105"><draw:text-box fo:min-height="0.041cm"><text:p text:style-name="P1"><text:bookmark text:name="cphMain_fvPreviewComplete_lblServiceNumber"/>Service Number</text:p></draw:text-box></draw:frame><draw:frame draw:style-name="fr3" draw:name="Frame107" text:anchor-type="paragraph" svg:width="23.283cm" draw:z-index="106"><draw:text-box fo:min-height="0.041cm"><text:p text:style-name="Text_20_body"><text:bookmark text:name="cphMain_fvPreviewComplete_lblServiceNumberVal"/></text:p></draw:text-box></draw:frame><draw:frame draw:style-name="fr2" draw:name="Frame108" text:anchor-type="paragraph" svg:width="7.408cm" draw:z-index="107"><draw:text-box fo:min-height="0.041cm"><text:p text:style-name="P1"><text:bookmark text:name="cphMain_fvPreviewComplete_lblForeignMilExp"/>Served with a foreign military service</text:p></draw:text-box></draw:frame><draw:frame draw:style-name="fr3" draw:name="Frame109" text:anchor-type="paragraph" svg:width="23.283cm" draw:z-index="108"><draw:text-box fo:min-height="0.041cm"><text:p text:style-name="Text_20_body"><text:bookmark text:name="cphMain_fvPreviewComplete_lblPrevForMilExpVal"/>No</text:p></draw:text-box></draw:frame></text:p></draw:text-box></draw:frame></text:p>
      </text:section>
      <text:section text:style-name="Sect1" text:name="cphMain_fvPreviewComplete_pnlDataEducation">
        <text:h text:style-name="P9" text:outline-level="2"><text:soft-page-break/>Education</text:h>
        <text:h text:style-name="P8" text:outline-level="3"><draw:frame draw:style-name="fr1" draw:name="Frame110" text:anchor-type="paragraph" svg:width="31.221cm" draw:z-index="109"><draw:text-box fo:min-height="0.041cm"><text:p text:style-name="Text_20_body"><draw:frame draw:style-name="fr2" draw:name="Frame111" text:anchor-type="paragraph" svg:width="7.408cm" draw:z-index="110"><draw:text-box fo:min-height="0.041cm"><text:p text:style-name="P1"><text:bookmark text:name="cphMain_fvPreviewComplete_lblEducLevel"/>Level Of Education</text:p></draw:text-box></draw:frame><draw:frame draw:style-name="fr3" draw:name="Frame112" text:anchor-type="paragraph" svg:width="23.283cm" draw:z-index="111"><draw:text-box fo:min-height="0.041cm"><text:p text:style-name="Text_20_body"><text:bookmark text:name="cphMain_fvPreviewComplete_lblEducLevelVal"/>High School Diploma (or equivalent)</text:p></draw:text-box></draw:frame></text:p></draw:text-box></draw:frame><text:bookmark text:name="cphMain_fvPreviewComplete_lblEducProgDesc"/>Programs Description(s)</text:h>
        <text:h text:style-name="P8" text:outline-level="3"><draw:frame draw:style-name="fr1" draw:name="Frame113" text:anchor-type="paragraph" svg:width="15.346cm" draw:z-index="112"><draw:text-box fo:min-height="0.041cm"><text:p text:style-name="P6"><text:bookmark text:name="cphMain_fvPreviewComplete_repEducation_lblSchoolNameVal_0"/>Guelph, University of</text:p><text:p text:style-name="P5"><draw:frame draw:style-name="fr2" draw:name="Frame114" text:anchor-type="paragraph" svg:width="7.408cm" draw:z-index="113"><draw:text-box fo:min-height="0.041cm"><text:p text:style-name="P1"><text:bookmark text:name="cphMain_fvPreviewComplete_repEducation_lblEducCountry_0"/>Country</text:p></draw:text-box></draw:frame><draw:frame draw:style-name="fr3" draw:name="Frame115" text:anchor-type="paragraph" svg:width="7.408cm" draw:z-index="114"><draw:text-box fo:min-height="0.041cm"><text:p text:style-name="Text_20_body"><text:bookmark text:name="cphMain_fvPreviewComplete_repEducation_lblEducCountryVal_0"/></text:p></draw:text-box></draw:frame><draw:frame draw:style-name="fr2" draw:name="Frame116" text:anchor-type="paragraph" svg:width="7.408cm" draw:z-index="115"><draw:text-box fo:min-height="0.041cm"><text:p text:style-name="P1"><text:bookmark text:name="cphMain_fvPreviewComplete_repEducation_lblEducDiploma_0"/>Degree/Diploma</text:p></draw:text-box></draw:frame><draw:frame draw:style-name="fr3" draw:name="Frame117" text:anchor-type="paragraph" svg:width="7.408cm" draw:z-index="116"><draw:text-box fo:min-height="0.041cm"><text:p text:style-name="Text_20_body"><text:bookmark text:name="cphMain_fvPreviewComplete_repEducation_lblEducDegreeVal_0"/>Bachelor of Computer Science</text:p></draw:text-box></draw:frame><draw:frame draw:style-name="fr2" draw:name="Frame118" text:anchor-type="paragraph" svg:width="7.408cm" draw:z-index="117"><draw:text-box fo:min-height="0.041cm"><text:p text:style-name="P1"><text:bookmark text:name="cphMain_fvPreviewComplete_repEducation_lblEducSubjectMajor_0"/>Major/Specialization</text:p></draw:text-box></draw:frame><draw:frame draw:style-name="fr3" draw:name="Frame119" text:anchor-type="paragraph" svg:width="7.408cm" draw:z-index="118"><draw:text-box fo:min-height="0.041cm"><text:p text:style-name="Text_20_body"><text:bookmark text:name="cphMain_fvPreviewComplete_repEducation_lblEducMajorVal_0"/>Computer Science</text:p></draw:text-box></draw:frame><draw:frame draw:style-name="fr2" draw:name="Frame120" text:anchor-type="paragraph" svg:width="7.408cm" draw:z-index="119"><draw:text-box fo:min-height="0.041cm"><text:p text:style-name="P1"><text:bookmark text:name="cphMain_fvPreviewComplete_repEducation_lblEducDateCompleted_0"/>Date completed</text:p></draw:text-box></draw:frame><draw:frame draw:style-name="fr3" draw:name="Frame121" text:anchor-type="paragraph" svg:width="7.408cm" draw:z-index="120"><draw:text-box fo:min-height="0.041cm"><text:p text:style-name="Text_20_body"><text:bookmark text:name="cphMain_fvPreviewComplete_repEducation_lblEducDateCompletedVal_0"/>2014/12</text:p></draw:text-box></draw:frame><draw:frame draw:style-name="fr2" draw:name="Frame122" text:anchor-type="paragraph" svg:width="7.408cm" draw:z-index="121"><draw:text-box fo:min-height="0.041cm"><text:p text:style-name="P1"><text:bookmark text:name="cphMain_fvPreviewComplete_repEducation_lblEducYearsCompleted_0"/>Number of years</text:p></draw:text-box></draw:frame><draw:frame draw:style-name="fr3" draw:name="Frame123" text:anchor-type="paragraph" svg:width="7.408cm" draw:z-index="122"><draw:text-box fo:min-height="0.041cm"><text:p text:style-name="Text_20_body"><text:bookmark text:name="cphMain_fvPreviewComplete_repEducation_lblEducYearCompletedVal_0"/>3</text:p></draw:text-box></draw:frame></text:p></draw:text-box></draw:frame><text:bookmark text:name="cphMain_fvPreviewComplete_lblTrainDesc"/>Other Training</text:h>
      </text:section>
      <text:section text:style-name="Sect1" text:name="cphMain_fvPreviewComplete_pnlDataWorkExperience">
        <text:h text:style-name="P9" text:outline-level="2">Work Experience</text:h>
        <text:h text:style-name="P8" text:outline-level="3"><draw:frame draw:style-name="fr1" draw:name="Frame124" text:anchor-type="paragraph" svg:width="31.221cm" draw:z-index="123"><draw:text-box fo:min-height="0.041cm"><text:p text:style-name="Text_20_body"><draw:frame draw:style-name="fr2" draw:name="Frame125" text:anchor-type="paragraph" svg:width="7.408cm" draw:z-index="124"><draw:text-box fo:min-height="0.041cm"><text:p text:style-name="P1"><text:bookmark text:name="cphMain_fvPreviewComplete_lblWorkExpAmnt"/>Amount of work experience</text:p></draw:text-box></draw:frame><draw:frame draw:style-name="fr3" draw:name="Frame126" text:anchor-type="paragraph" svg:width="23.283cm" draw:z-index="125"><draw:text-box fo:min-height="0.041cm"><text:p text:style-name="Text_20_body"><text:bookmark text:name="cphMain_fvPreviewComplete_lblWorkExpAmntVal"/>2 to 3 years</text:p></draw:text-box></draw:frame></text:p></draw:text-box></draw:frame><text:bookmark text:name="cphMain_fvPreviewComplete_lblWorkExpDesc"/>Work Experience Description(s)</text:h>
        <text:p text:style-name="Text_20_body"><draw:frame draw:style-name="fr1" draw:name="Frame127" text:anchor-type="paragraph" svg:width="15.346cm" draw:z-index="126"><draw:text-box fo:min-height="0.041cm"><text:p text:style-name="P6"><text:bookmark text:name="cphMain_fvPreviewComplete_repWorkExperience_lblWorkExpEmployerVal_0"/>State and Main</text:p><text:p text:style-name="P5"><draw:frame draw:style-name="fr2" draw:name="Frame128" text:anchor-type="paragraph" svg:width="7.408cm" draw:z-index="127"><draw:text-box fo:min-height="0.041cm"><text:p text:style-name="P1"><text:bookmark text:name="cphMain_fvPreviewComplete_repWorkExperience_lblWorkExpJobTitle_0"/>Job Title</text:p></draw:text-box></draw:frame><draw:frame draw:style-name="fr3" draw:name="Frame129" text:anchor-type="paragraph" svg:width="7.408cm" draw:z-index="128"><draw:text-box fo:min-height="0.041cm"><text:p text:style-name="Text_20_body"><text:bookmark text:name="cphMain_fvPreviewComplete_repWorkExperience_lblWorkExpTitleVal_0"/>Dishwasher</text:p></draw:text-box></draw:frame><draw:frame draw:style-name="fr2" draw:name="Frame130" text:anchor-type="paragraph" svg:width="7.408cm" draw:z-index="129"><draw:text-box fo:min-height="0.041cm"><text:p text:style-name="P1"><text:bookmark text:name="cphMain_fvPreviewComplete_repWorkExperience_lblWorkExpStatus_0"/>Status</text:p></draw:text-box></draw:frame><draw:frame draw:style-name="fr3" draw:name="Frame131" text:anchor-type="paragraph" svg:width="7.408cm" draw:z-index="130"><draw:text-box fo:min-height="0.041cm"><text:p text:style-name="Text_20_body"><text:bookmark text:name="cphMain_fvPreviewComplete_repWorkExperience_lblWorkExpStatusVal_0"/>Part Time</text:p></draw:text-box></draw:frame><draw:frame draw:style-name="fr2" draw:name="Frame132" text:anchor-type="paragraph" svg:width="7.408cm" draw:z-index="131"><draw:text-box fo:min-height="0.041cm"><text:p text:style-name="P1"><text:bookmark text:name="cphMain_fvPreviewComplete_repWorkExperience_lblWorkExpStartDte_0"/>Start Date</text:p></draw:text-box></draw:frame><draw:frame draw:style-name="fr3" draw:name="Frame133" text:anchor-type="paragraph" svg:width="7.408cm" draw:z-index="132"><draw:text-box fo:min-height="0.041cm"><text:p text:style-name="Text_20_body"><text:bookmark text:name="cphMain_fvPreviewComplete_repWorkExperience_lblWorkExpStartDteVal_0"/>2014/07</text:p></draw:text-box></draw:frame><draw:frame draw:style-name="fr2" draw:name="Frame134" text:anchor-type="paragraph" svg:width="7.408cm" draw:z-index="133"><draw:text-box fo:min-height="0.041cm"><text:p text:style-name="P1"><text:bookmark text:name="cphMain_fvPreviewComplete_repWorkExperience_lblWorkExpEndDte_0"/>End Date</text:p></draw:text-box></draw:frame><draw:frame draw:style-name="fr3" draw:name="Frame135" text:anchor-type="paragraph" svg:width="7.408cm" draw:z-index="134"><draw:text-box fo:min-height="0.041cm"><text:p text:style-name="Text_20_body"><text:bookmark text:name="cphMain_fvPreviewComplete_repWorkExperience_lblWorkExpEndDteVal_0"/>2015/02</text:p></draw:text-box></draw:frame></text:p></draw:text-box></draw:frame><draw:frame draw:style-name="fr1" draw:name="Frame136" text:anchor-type="paragraph" svg:width="15.346cm" draw:z-index="135"><draw:text-box fo:min-height="0.041cm"><text:p text:style-name="P6"><text:bookmark text:name="cphMain_fvPreviewComplete_repWorkExperience_lblWorkExpEmployerVal_1"/>Borealis Grille</text:p><text:p text:style-name="P5"><draw:frame draw:style-name="fr2" draw:name="Frame137" text:anchor-type="paragraph" svg:width="7.408cm" draw:z-index="136"><draw:text-box fo:min-height="0.041cm"><text:p text:style-name="P1"><text:bookmark text:name="cphMain_fvPreviewComplete_repWorkExperience_lblWorkExpJobTitle_1"/>Job Title</text:p></draw:text-box></draw:frame><draw:frame draw:style-name="fr3" draw:name="Frame138" text:anchor-type="paragraph" svg:width="7.408cm" draw:z-index="137"><draw:text-box fo:min-height="0.041cm"><text:p text:style-name="Text_20_body"><text:bookmark text:name="cphMain_fvPreviewComplete_repWorkExperience_lblWorkExpTitleVal_1"/>Dishwasher/Line Cook</text:p></draw:text-box></draw:frame><draw:frame draw:style-name="fr2" draw:name="Frame139" text:anchor-type="paragraph" svg:width="7.408cm" draw:z-index="138"><draw:text-box fo:min-height="0.041cm"><text:p text:style-name="P1"><text:bookmark text:name="cphMain_fvPreviewComplete_repWorkExperience_lblWorkExpStatus_1"/>Status</text:p></draw:text-box></draw:frame><draw:frame draw:style-name="fr3" draw:name="Frame140" text:anchor-type="paragraph" svg:width="7.408cm" draw:z-index="139"><draw:text-box fo:min-height="0.041cm"><text:p text:style-name="Text_20_body"><text:bookmark text:name="cphMain_fvPreviewComplete_repWorkExperience_lblWorkExpStatusVal_1"/>Part Time</text:p></draw:text-box></draw:frame><draw:frame draw:style-name="fr2" draw:name="Frame141" text:anchor-type="paragraph" svg:width="7.408cm" draw:z-index="140"><draw:text-box fo:min-height="0.041cm"><text:p text:style-name="P1"><text:bookmark text:name="cphMain_fvPreviewComplete_repWorkExperience_lblWorkExpStartDte_1"/>Start Date</text:p></draw:text-box></draw:frame><draw:frame draw:style-name="fr3" draw:name="Frame142" text:anchor-type="paragraph" svg:width="7.408cm" draw:z-index="141"><draw:text-box fo:min-height="0.041cm"><text:p text:style-name="Text_20_body"><text:bookmark text:name="cphMain_fvPreviewComplete_repWorkExperience_lblWorkExpStartDteVal_1"/>2013/08</text:p></draw:text-box></draw:frame><draw:frame draw:style-name="fr2" draw:name="Frame143" text:anchor-type="paragraph" svg:width="7.408cm" draw:z-index="142"><draw:text-box fo:min-height="0.041cm"><text:p text:style-name="P1"><text:bookmark text:name="cphMain_fvPreviewComplete_repWorkExperience_lblWorkExpEndDte_1"/>End Date</text:p></draw:text-box></draw:frame><draw:frame draw:style-name="fr3" draw:name="Frame144" text:anchor-type="paragraph" svg:width="7.408cm" draw:z-index="143"><draw:text-box fo:min-height="0.041cm"><text:p text:style-name="Text_20_body"><text:bookmark text:name="cphMain_fvPreviewComplete_repWorkExperience_lblWorkExpEndDteVal_1"/>2014/07</text:p></draw:text-box></draw:frame></text:p></draw:text-box></draw:frame><draw:frame draw:style-name="fr1" draw:name="Frame145" text:anchor-type="paragraph" svg:width="15.346cm" draw:z-index="144"><draw:text-box fo:min-height="0.041cm"><text:p text:style-name="P6"><text:bookmark text:name="cphMain_fvPreviewComplete_repWorkExperience_lblWorkExpEmployerVal_2"/>York Road Kitchen</text:p><text:p text:style-name="P5"><draw:frame draw:style-name="fr2" draw:name="Frame146" text:anchor-type="paragraph" svg:width="7.408cm" draw:z-index="145"><draw:text-box fo:min-height="0.041cm"><text:p text:style-name="P1"><text:bookmark text:name="cphMain_fvPreviewComplete_repWorkExperience_lblWorkExpJobTitle_2"/>Job Title</text:p></draw:text-box></draw:frame><draw:frame draw:style-name="fr3" draw:name="Frame147" text:anchor-type="paragraph" svg:width="7.408cm" draw:z-index="146"><draw:text-box fo:min-height="0.041cm"><text:p text:style-name="Text_20_body"><text:bookmark text:name="cphMain_fvPreviewComplete_repWorkExperience_lblWorkExpTitleVal_2"/>Line Cook</text:p></draw:text-box></draw:frame><draw:frame draw:style-name="fr2" draw:name="Frame148" text:anchor-type="paragraph" svg:width="7.408cm" draw:z-index="147"><draw:text-box fo:min-height="0.041cm"><text:p text:style-name="P1"><text:bookmark text:name="cphMain_fvPreviewComplete_repWorkExperience_lblWorkExpStatus_2"/>Status</text:p></draw:text-box></draw:frame><draw:frame draw:style-name="fr3" draw:name="Frame149" text:anchor-type="paragraph" svg:width="7.408cm" draw:z-index="148"><draw:text-box fo:min-height="0.041cm"><text:p text:style-name="Text_20_body"><text:bookmark text:name="cphMain_fvPreviewComplete_repWorkExperience_lblWorkExpStatusVal_2"/>Full Time</text:p></draw:text-box></draw:frame><draw:frame draw:style-name="fr2" draw:name="Frame150" text:anchor-type="paragraph" svg:width="7.408cm" draw:z-index="149"><draw:text-box fo:min-height="0.041cm"><text:p text:style-name="P1"><text:bookmark text:name="cphMain_fvPreviewComplete_repWorkExperience_lblWorkExpStartDte_2"/>Start Date</text:p></draw:text-box></draw:frame><draw:frame draw:style-name="fr3" draw:name="Frame151" text:anchor-type="paragraph" svg:width="7.408cm" draw:z-index="150"><draw:text-box fo:min-height="0.041cm"><text:p text:style-name="Text_20_body"><text:bookmark text:name="cphMain_fvPreviewComplete_repWorkExperience_lblWorkExpStartDteVal_2"/>2013/06</text:p></draw:text-box></draw:frame><draw:frame draw:style-name="fr2" draw:name="Frame152" text:anchor-type="paragraph" svg:width="7.408cm" draw:z-index="151"><draw:text-box fo:min-height="0.041cm"><text:p text:style-name="P1"><text:bookmark text:name="cphMain_fvPreviewComplete_repWorkExperience_lblWorkExpEndDte_2"/>End Date</text:p></draw:text-box></draw:frame><draw:frame draw:style-name="fr3" draw:name="Frame153" text:anchor-type="paragraph" svg:width="7.408cm" draw:z-index="152"><draw:text-box fo:min-height="0.041cm"><text:p text:style-name="Text_20_body"><text:bookmark text:name="cphMain_fvPreviewComplete_repWorkExperience_lblWorkExpEndDteVal_2"/>2013/08</text:p></draw:text-box></draw:frame></text:p></draw:text-box></draw:frame><draw:frame draw:style-name="fr1" draw:name="Frame154" text:anchor-type="paragraph" svg:width="15.346cm" draw:z-index="153"><draw:text-box fo:min-height="0.041cm"><text:p text:style-name="P6"><text:bookmark text:name="cphMain_fvPreviewComplete_repWorkExperience_lblWorkExpEmployerVal_3"/>Lick's Homeburgers</text:p><text:p text:style-name="P5"><draw:frame draw:style-name="fr2" draw:name="Frame155" text:anchor-type="paragraph" svg:width="7.408cm" draw:z-index="154"><draw:text-box fo:min-height="0.041cm"><text:p text:style-name="P1"><text:bookmark text:name="cphMain_fvPreviewComplete_repWorkExperience_lblWorkExpJobTitle_3"/>Job Title</text:p></draw:text-box></draw:frame><draw:frame draw:style-name="fr3" draw:name="Frame156" text:anchor-type="paragraph" svg:width="7.408cm" draw:z-index="155"><draw:text-box fo:min-height="0.041cm"><text:p text:style-name="Text_20_body"><text:bookmark text:name="cphMain_fvPreviewComplete_repWorkExperience_lblWorkExpTitleVal_3"/>Grill</text:p></draw:text-box></draw:frame><draw:frame draw:style-name="fr2" draw:name="Frame157" text:anchor-type="paragraph" svg:width="7.408cm" draw:z-index="156"><draw:text-box fo:min-height="0.041cm"><text:p text:style-name="P1"><text:bookmark text:name="cphMain_fvPreviewComplete_repWorkExperience_lblWorkExpStatus_3"/>Status</text:p></draw:text-box></draw:frame><draw:frame draw:style-name="fr3" draw:name="Frame158" text:anchor-type="paragraph" svg:width="7.408cm" draw:z-index="157"><draw:text-box fo:min-height="0.041cm"><text:p text:style-name="Text_20_body"><text:bookmark text:name="cphMain_fvPreviewComplete_repWorkExperience_lblWorkExpStatusVal_3"/>Part Time</text:p></draw:text-box></draw:frame><draw:frame draw:style-name="fr2" draw:name="Frame159" text:anchor-type="paragraph" svg:width="7.408cm" draw:z-index="158"><draw:text-box fo:min-height="0.041cm"><text:p text:style-name="P1"><text:bookmark text:name="cphMain_fvPreviewComplete_repWorkExperience_lblWorkExpStartDte_3"/>Start Date</text:p></draw:text-box></draw:frame><draw:frame draw:style-name="fr3" draw:name="Frame160" text:anchor-type="paragraph" svg:width="7.408cm" draw:z-index="159"><draw:text-box fo:min-height="0.041cm"><text:p text:style-name="Text_20_body"><text:bookmark text:name="cphMain_fvPreviewComplete_repWorkExperience_lblWorkExpStartDteVal_3"/>2011/07</text:p></draw:text-box></draw:frame><draw:frame draw:style-name="fr2" draw:name="Frame161" text:anchor-type="paragraph" svg:width="7.408cm" draw:z-index="160"><draw:text-box fo:min-height="0.041cm"><text:p text:style-name="P1"><text:bookmark text:name="cphMain_fvPreviewComplete_repWorkExperience_lblWorkExpEndDte_3"/>End Date</text:p></draw:text-box></draw:frame><draw:frame draw:style-name="fr3" draw:name="Frame162" text:anchor-type="paragraph" svg:width="7.408cm" draw:z-index="161"><draw:text-box fo:min-height="0.041cm"><text:p text:style-name="Text_20_body"><text:bookmark text:name="cphMain_fvPreviewComplete_repWorkExperience_lblWorkExpEndDteVal_3"/>2012/08</text:p></draw:text-box></draw:frame></text:p></draw:text-box></draw:frame></text:p>
      </text:section>
      <text:section text:style-name="Sect1" text:name="cphMain_fvPreviewComplete_pnlDataActivitiesInterests">
        <text:h text:style-name="P9" text:outline-level="2">Activities and Interests</text:h>
        <text:p text:style-name="Text_20_body"><draw:frame draw:style-name="fr1" draw:name="Frame163" text:anchor-type="paragraph" svg:width="31.221cm" draw:z-index="162"><draw:text-box fo:min-height="0.041cm"><text:p text:style-name="P4"><draw:frame draw:style-name="fr2" draw:name="Frame164" text:anchor-type="paragraph" svg:width="7.408cm" draw:z-index="163"><draw:text-box fo:min-height="0.041cm"><text:p text:style-name="P1"><text:bookmark text:name="cphMain_fvPreviewComplete_lblActivitiesHours"/>Number of hours per week</text:p></draw:text-box></draw:frame><draw:frame draw:style-name="fr3" draw:name="Frame165" text:anchor-type="paragraph" svg:width="23.283cm" draw:z-index="164"><draw:text-box fo:min-height="0.041cm"><text:p text:style-name="Text_20_body"><text:bookmark text:name="cphMain_fvPreviewComplete_lblActivitiesHoursVal"/>5 or more hours</text:p></draw:text-box></draw:frame><draw:frame draw:style-name="fr2" draw:name="Frame166" text:anchor-type="paragraph" svg:width="7.408cm" draw:z-index="165"><draw:text-box fo:min-height="0.041cm"><text:p text:style-name="P1"><text:bookmark text:name="cphMain_fvPreviewComplete_lblActivitiesSummary"/>Summary</text:p></draw:text-box></draw:frame><draw:frame draw:style-name="fr3" draw:name="Frame167" text:anchor-type="paragraph" svg:width="23.283cm" draw:z-index="166"><draw:text-box fo:min-height="0.041cm"><text:p text:style-name="Text_20_body"><text:bookmark text:name="cphMain_fvPreviewComplete_lblActivitiesSummaryVal"/>I need to state in my application that I am intending to join the Ceremonial Guard as a musician for which I have already auditioned and passed the audition for. A letter should be at Hamilton from Alan B Clark - Pipe Major. There should be a letter at Hamilton CFRC saying I passed my audition and that there is a job available for me. I devote my spare time to practicing the bagpipes. I regularly attend civilian pipe band practices (Grand Celtic, Fergus ON). Four years ago I was a very competitive piper. In 2012 I achieved the top score in Grade 2 Light Music in Ontario.</text:p></draw:text-box></draw:frame></text:p></draw:text-box></draw:frame></text:p>
      </text:section>
      <text:section text:style-name="Sect1" text:name="cphMain_fvPreviewComplete_pnlDataPhysicalFitness">
        <text:h text:style-name="P9" text:outline-level="2"><text:bookmark text:name="cphMain_fvPreviewComplete_lblPhysicalFitness"/>Physical Fitness and Sports</text:h>
        <text:p text:style-name="Text_20_body"><draw:frame draw:style-name="fr1" draw:name="Frame168" text:anchor-type="paragraph" svg:width="31.221cm" draw:z-index="167"><draw:text-box fo:min-height="0.041cm"><text:p text:style-name="P4"><draw:frame draw:style-name="fr2" draw:name="Frame169" text:anchor-type="paragraph" svg:width="7.408cm" draw:z-index="168"><draw:text-box fo:min-height="0.041cm"><text:p text:style-name="P1"><text:bookmark text:name="cphMain_fvPreviewComplete_lblFitnessDays"/>Number of days per week</text:p></draw:text-box></draw:frame><draw:frame draw:style-name="fr3" draw:name="Frame170" text:anchor-type="paragraph" svg:width="23.283cm" draw:z-index="169"><draw:text-box fo:min-height="0.041cm"><text:p text:style-name="Text_20_body"><text:bookmark text:name="cphMain_fvPreviewComplete_lblFitnessDaysVal"/>1 day</text:p></draw:text-box></draw:frame><draw:frame draw:style-name="fr2" draw:name="Frame171" text:anchor-type="paragraph" svg:width="7.408cm" draw:z-index="170"><draw:text-box fo:min-height="0.041cm"><text:p text:style-name="P1">Summary</text:p></draw:text-box></draw:frame><draw:frame draw:style-name="fr1" draw:name="Frame172" text:anchor-type="paragraph" svg:width="11.377cm" draw:z-index="171"><draw:text-box fo:min-height="0.041cm"><text:p text:style-name="Text_20_body">Activity 1: Weight Training at Gym</text:p></draw:text-box></draw:frame><draw:frame draw:style-name="fr3" draw:name="Frame173" text:anchor-type="paragraph" svg:width="11.377cm" draw:z-index="172"><draw:text-box fo:min-height="0.041cm"><text:p text:style-name="Text_20_body">Activity 2: Generally biking for transportation</text:p></draw:text-box></draw:frame></text:p></draw:text-box></draw:frame><text:soft-page-break/></text:p>
      </text:section>
      <text:section text:style-name="Sect1" text:name="cphMain_fvPreviewComplete_pnlDataLeadership">
        <text:h text:style-name="P9" text:outline-level="2">Supervisory and Leadership Experience</text:h>
        <text:p text:style-name="Text_20_body"><draw:frame draw:style-name="fr1" draw:name="Frame174" text:anchor-type="paragraph" svg:width="31.221cm" draw:z-index="173"><draw:text-box fo:min-height="0.041cm"><text:p text:style-name="P4"><draw:frame draw:style-name="fr2" draw:name="Frame175" text:anchor-type="paragraph" svg:width="7.408cm" draw:z-index="174"><draw:text-box fo:min-height="0.041cm"><text:p text:style-name="P3"><text:bookmark text:name="cphMain_fvPreviewComplete_lblLeadershipExpYears"/>Number of years in position</text:p></draw:text-box></draw:frame><draw:frame draw:style-name="fr3" draw:name="Frame176" text:anchor-type="paragraph" svg:width="23.283cm" draw:z-index="175"><draw:text-box fo:min-height="0.041cm"><text:p text:style-name="P2"><text:bookmark text:name="cphMain_fvPreviewComplete_lblLeadershipExpYearsVal"/>None</text:p></draw:text-box></draw:frame><draw:frame draw:style-name="fr2" draw:name="Frame177" text:anchor-type="paragraph" svg:width="7.408cm" draw:z-index="176"><draw:text-box fo:min-height="0.041cm"><text:p text:style-name="P3"><text:bookmark text:name="cphMain_fvPreviewComplete_lblLeadershipExpSummary"/>Summary</text:p></draw:text-box></draw:frame><text:line-break/></text:p></draw:text-box></draw:frame></text:p>
      </text:section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, Arial, Helvetica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17T14:25:20.18</meta:creation-date>
    <meta:document-statistic meta:table-count="0" meta:image-count="0" meta:object-count="0" meta:page-count="3" meta:paragraph-count="169" meta:word-count="432" meta:character-count="2741"/>
    <dc:date>2015-02-17T14:25:27.70</dc:date>
    <meta:editing-duration>PT8S</meta:editing-duration>
    <meta:editing-cycles>1</meta:editing-cycles>
    <meta:generator>OpenOffice/4.1.1$Win32 OpenOffice.org_project/411m6$Build-9775</meta:generator>
  </office:meta>
</office:document-meta>
</file>